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9000000B78E28467E8A8C6A69.png" manifest:media-type="image/png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21cm" svg:height="3.378cm" svg:x="2.032cm" svg:y="0.381cm">
          <draw:image xlink:href="Pictures/10000000000000B9000000B78E28467E8A8C6A69.png" xlink:type="simple" xlink:show="embed" xlink:actuate="onLoad" loext:mime-type="image/png">
            <text:p/>
          </draw:image>
        </draw:frame>
        <draw:frame draw:style-name="gr2" draw:text-style-name="P2" draw:layer="layout" svg:width="2.921cm" svg:height="3.378cm" svg:x="9.017cm" svg:y="0.381cm">
          <draw:image xlink:href="Pictures/10000000000000B9000000B78E28467E8A8C6A6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8M4S</meta:editing-duration>
    <meta:editing-cycles>48</meta:editing-cycles>
    <meta:generator>LibreOffice/6.1.5.2$Linux_X86_64 LibreOffice_project/10$Build-2</meta:generator>
    <dc:date>2022-01-17T01:08:00.168184478</dc:date>
    <meta:document-statistic meta:object-count="3"/>
  </office:meta>
</office:document-meta>
</file>